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row>
          <table:table-cell office:value-type="string">
            <text:p>turkish</text:p>
          </table:table-cell>
          <table:table-cell office:value-type="string">
            <text:p>russian</text:p>
          </table:table-cell>
          <table:table-cell office:value-type="string">
            <text:p>level_learned_to_rus</text:p>
          </table:table-cell>
          <table:table-cell office:value-type="string">
            <text:p>level_learned_to_tk</text:p>
          </table:table-cell>
          <table:table-cell office:value-type="string">
            <text:p>typing learning</text:p>
          </table:table-cell>
        </table:table-row>
        <table:table-row>
          <table:table-cell office:value-type="string">
            <text:p>Ev</text:p>
          </table:table-cell>
          <table:table-cell office:value-type="string">
            <text:p>Дом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Araba </text:p>
          </table:table-cell>
          <table:table-cell office:value-type="string">
            <text:p>Машина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itap </text:p>
          </table:table-cell>
          <table:table-cell office:value-type="string">
            <text:p>Книга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oktor</text:p>
          </table:table-cell>
          <table:table-cell office:value-type="string">
            <text:p>Врач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elefon</text:p>
          </table:table-cell>
          <table:table-cell office:value-type="string">
            <text:p>Телефон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elevizyon </text:p>
          </table:table-cell>
          <table:table-cell office:value-type="string">
            <text:p>Телевизор </text:p>
          </table:table-cell>
          <table:table-cell office:value="16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Öğretmen </text:p>
          </table:table-cell>
          <table:table-cell office:value-type="string">
            <text:p>Учитель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Öğrenci </text:p>
          </table:table-cell>
          <table:table-cell office:value-type="string">
            <text:p>Ученик, студент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kul </text:p>
          </table:table-cell>
          <table:table-cell office:value-type="string">
            <text:p>Школа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Ders </text:p>
          </table:table-cell>
          <table:table-cell office:value-type="string">
            <text:p>Урок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lgisayar </text:p>
          </table:table-cell>
          <table:table-cell office:value-type="string">
            <text:p>Компьютер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anka </text:p>
          </table:table-cell>
          <table:table-cell office:value-type="string">
            <text:p>Банк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Hastane </text:p>
          </table:table-cell>
          <table:table-cell office:value-type="string">
            <text:p>Больниц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Eczane </text:p>
          </table:table-cell>
          <table:table-cell office:value-type="string">
            <text:p>Аптек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Restoran </text:p>
          </table:table-cell>
          <table:table-cell office:value-type="string">
            <text:p>Ресторан 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Lokanta </text:p>
          </table:table-cell>
          <table:table-cell office:value-type="string">
            <text:p>Ресторан (столовая)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inema </text:p>
          </table:table-cell>
          <table:table-cell office:value-type="string">
            <text:p>Кинотеатр 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Mağaza </text:p>
          </table:table-cell>
          <table:table-cell office:value-type="string">
            <text:p>Магазин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Market </text:p>
          </table:table-cell>
          <table:table-cell office:value-type="string">
            <text:p>Продуктовый магазин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hir </text:p>
          </table:table-cell>
          <table:table-cell office:value-type="string">
            <text:p>Город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okak </text:p>
          </table:table-cell>
          <table:table-cell office:value-type="string">
            <text:p>Улица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hçe </text:p>
          </table:table-cell>
          <table:table-cell office:value-type="string">
            <text:p>Сад 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Firma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irket </text:p>
          </table:table-cell>
          <table:table-cell office:value-type="string">
            <text:p>Фирм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fis </text:p>
          </table:table-cell>
          <table:table-cell office:value-type="string">
            <text:p>Офис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Otobüs </text:p>
          </table:table-cell>
          <table:table-cell office:value-type="string">
            <text:p>Автобус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Taksi </text:p>
          </table:table-cell>
          <table:table-cell office:value-type="string">
            <text:p>Такси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ren </text:p>
          </table:table-cell>
          <table:table-cell office:value-type="string">
            <text:p>Поезд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isiklet </text:p>
          </table:table-cell>
          <table:table-cell office:value-type="string">
            <text:p>Велосипед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Uçak </text:p>
          </table:table-cell>
          <table:table-cell office:value-type="string">
            <text:p>Самолет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Plaj </text:p>
          </table:table-cell>
          <table:table-cell office:value-type="string">
            <text:p>Пляж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Şezlong </text:p>
          </table:table-cell>
          <table:table-cell office:value-type="string">
            <text:p>Шезлонг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Masa </text:p>
          </table:table-cell>
          <table:table-cell office:value-type="string">
            <text:p>Стол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andalye </text:p>
          </table:table-cell>
          <table:table-cell office:value-type="string">
            <text:p>Стул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Pencere </text:p>
          </table:table-cell>
          <table:table-cell office:value-type="string">
            <text:p>Окно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pı </text:p>
          </table:table-cell>
          <table:table-cell office:value-type="string">
            <text:p>Дверь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Oda </text:p>
          </table:table-cell>
          <table:table-cell office:value-type="string">
            <text:p>Комната </text:p>
          </table:table-cell>
          <table:table-cell office:value="8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ocuk</text:p>
          </table:table-cell>
          <table:table-cell office:value-type="string">
            <text:p>Ребенок 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edi </text:p>
          </table:table-cell>
          <table:table-cell office:value-type="string">
            <text:p>Кот,кошк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öpek </text:p>
          </table:table-cell>
          <table:table-cell office:value-type="string">
            <text:p>Собака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Hava </text:p>
          </table:table-cell>
          <table:table-cell office:value-type="string">
            <text:p>Погода, воздух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Deniz </text:p>
          </table:table-cell>
          <table:table-cell office:value-type="string">
            <text:p>Море 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emek </text:p>
          </table:table-cell>
          <table:table-cell office:value-type="string">
            <text:p>Еда 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hve </text:p>
          </table:table-cell>
          <table:table-cell office:value-type="string">
            <text:p>Кофе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u </text:p>
          </table:table-cell>
          <table:table-cell office:value-type="string">
            <text:p>Вод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Kafe </text:p>
          </table:table-cell>
          <table:table-cell office:value-type="string">
            <text:p>Кафе 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Kadın</text:p>
          </table:table-cell>
          <table:table-cell office:value-type="string">
            <text:p>Женщина 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Adam </text:p>
          </table:table-cell>
          <table:table-cell office:value-type="string">
            <text:p>Мужчина 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anta </text:p>
          </table:table-cell>
          <table:table-cell office:value-type="string">
            <text:p>Сумка </text:p>
          </table:table-cell>
          <table:table-cell office:value="16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vul </text:p>
          </table:table-cell>
          <table:table-cell office:value-type="string">
            <text:p>Чемодан 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Türkçe </text:p>
          </table:table-cell>
          <table:table-cell office:value-type="string">
            <text:p>Турецкий язык 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alık</text:p>
          </table:table-cell>
          <table:table-cell office:value-type="string">
            <text:p>рыба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Çay</text:p>
          </table:table-cell>
          <table:table-cell office:value-type="string">
            <text:p>ча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Et</text:p>
          </table:table-cell>
          <table:table-cell office:value-type="string">
            <text:p>мясо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Kurs</text:p>
          </table:table-cell>
          <table:table-cell office:value-type="string">
            <text:p>курсы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Parti</text:p>
          </table:table-cell>
          <table:table-cell office:value-type="string">
            <text:p>вечеринка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Türk</text:p>
          </table:table-cell>
          <table:table-cell office:value-type="string">
            <text:p>турок (нация)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Yakın</text:p>
          </table:table-cell>
          <table:table-cell office:value-type="string">
            <text:p>близко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Uzak</text:p>
          </table:table-cell>
          <table:table-cell office:value-type="string">
            <text:p>далеко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Küçük</text:p>
          </table:table-cell>
          <table:table-cell office:value-type="string">
            <text:p>маленьки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üyük</text:p>
          </table:table-cell>
          <table:table-cell office:value-type="string">
            <text:p>большой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oğuk</text:p>
          </table:table-cell>
          <table:table-cell office:value-type="string">
            <text:p>холодный</text:p>
          </table:table-cell>
          <table:table-cell office:value="8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ıcak</text:p>
          </table:table-cell>
          <table:table-cell office:value-type="string">
            <text:p>жаркий, горячий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Yeni</text:p>
          </table:table-cell>
          <table:table-cell office:value-type="string">
            <text:p>новый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ski</text:p>
          </table:table-cell>
          <table:table-cell office:value-type="string">
            <text:p>старый (про вещи только)</text:p>
          </table:table-cell>
          <table:table-cell office:value="8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Ucuz</text:p>
          </table:table-cell>
          <table:table-cell office:value-type="string">
            <text:p>дешевы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Pahalı</text:p>
          </table:table-cell>
          <table:table-cell office:value-type="string">
            <text:p>дорогой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Hızlı</text:p>
          </table:table-cell>
          <table:table-cell office:value-type="string">
            <text:p>быстр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Yavaş</text:p>
          </table:table-cell>
          <table:table-cell office:value-type="string">
            <text:p>медленны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edava</text:p>
          </table:table-cell>
          <table:table-cell office:value-type="string">
            <text:p>бесплатный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oş</text:p>
          </table:table-cell>
          <table:table-cell office:value-type="string">
            <text:p>свободный, пустой</text:p>
          </table:table-cell>
          <table:table-cell office:value="4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Evli</text:p>
          </table:table-cell>
          <table:table-cell office:value-type="string">
            <text:p>женат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Bekar</text:p>
          </table:table-cell>
          <table:table-cell office:value-type="string">
            <text:p>неженат, холостой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Geç</text:p>
          </table:table-cell>
          <table:table-cell office:value-type="string">
            <text:p>поздно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Erken</text:p>
          </table:table-cell>
          <table:table-cell office:value-type="string">
            <text:p>рано</text:p>
          </table:table-cell>
          <table:table-cell office:value="4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Lezzetli</text:p>
          </table:table-cell>
          <table:table-cell office:value-type="string">
            <text:p>вкусно</text:p>
          </table:table-cell>
          <table:table-cell office:value="2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Lezzetsiz</text:p>
          </table:table-cell>
          <table:table-cell office:value-type="string">
            <text:p>невкусно</text:p>
          </table:table-cell>
          <table:table-cell office:value="16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ğlenceli</text:p>
          </table:table-cell>
          <table:table-cell office:value-type="string">
            <text:p>весело</text:p>
          </table:table-cell>
          <table:table-cell office:value="2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Sıkıcı</text:p>
          </table:table-cell>
          <table:table-cell office:value-type="string">
            <text:p>скучно</text:p>
          </table:table-cell>
          <table:table-cell office:value="4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Hasta</text:p>
          </table:table-cell>
          <table:table-cell office:value-type="string">
            <text:p>больной</text:p>
          </table:table-cell>
          <table:table-cell office:value="8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Sağlıklı</text:p>
          </table:table-cell>
          <table:table-cell office:value-type="string">
            <text:p>здоровы</text:p>
          </table:table-cell>
          <table:table-cell office:value="4" office:value-type="float"/>
          <table:table-cell office:value="1" office:value-type="float"/>
          <table:table-cell office:value="16" office:value-type="float"/>
        </table:table-row>
        <table:table-row>
          <table:table-cell office:value-type="string">
            <text:p>ilginç</text:p>
          </table:table-cell>
          <table:table-cell office:value-type="string">
            <text:p>интересный</text:p>
          </table:table-cell>
          <table:table-cell office:value="1" office:value-type="float"/>
          <table:table-cell office:value="2" office:value-type="float"/>
          <table:table-cell office:value="16" office:value-type="float"/>
        </table:table-row>
        <table:table-row>
          <table:table-cell office:value-type="string">
            <text:p>bugün</text:p>
          </table:table-cell>
          <table:table-cell office:value-type="string">
            <text:p>cегодня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yakışıklı</text:p>
          </table:table-cell>
          <table:table-cell office:value-type="string">
            <text:p>красивый 2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rahat</text:p>
          </table:table-cell>
          <table:table-cell office:value-type="string">
            <text:p>удобный</text:p>
          </table:table-cell>
          <table:table-cell office:value="2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otel</text:p>
          </table:table-cell>
          <table:table-cell office:value-type="string">
            <text:p>отель</text:p>
          </table:table-cell>
          <table:table-cell office:value="2" office:value-type="float"/>
          <table:table-cell office:value="4" office:value-type="float"/>
          <table:table-cell office:value="8" office:value-type="float"/>
        </table:table-row>
        <table:table-row>
          <table:table-cell office:value-type="string">
            <text:p>değil</text:p>
          </table:table-cell>
          <table:table-cell office:value-type="string">
            <text:p>не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güzel</text:p>
          </table:table-cell>
          <table:table-cell office:value-type="string">
            <text:p>красивый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enteresan</text:p>
          </table:table-cell>
          <table:table-cell office:value-type="string">
            <text:p>Интересный 2</text:p>
          </table:table-cell>
          <table:table-cell office:value="1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zor</text:p>
          </table:table-cell>
          <table:table-cell office:value-type="string">
            <text:p>трудный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konu</text:p>
          </table:table-cell>
          <table:table-cell office:value-type="string">
            <text:p>тема</text:p>
          </table:table-cell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film</text:p>
          </table:table-cell>
          <table:table-cell office:value-type="string">
            <text:p>фильм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ne</text:p>
          </table:table-cell>
          <table:table-cell office:value-type="string">
            <text:p>что?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kim</text:p>
          </table:table-cell>
          <table:table-cell office:value-type="string">
            <text:p>кто?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nerede</text:p>
          </table:table-cell>
          <table:table-cell office:value-type="string">
            <text:p>где?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ne zaman</text:p>
          </table:table-cell>
          <table:table-cell office:value-type="string">
            <text:p>когда?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nasıl</text:p>
          </table:table-cell>
          <table:table-cell office:value-type="string">
            <text:p>как?</text:p>
          </table:table-cell>
          <table:table-cell office:value="2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Pazar</text:p>
          </table:table-cell>
          <table:table-cell office:value-type="string">
            <text:p>рынок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omik</text:p>
          </table:table-cell>
          <table:table-cell office:value-type="string">
            <text:p>смешной</text:p>
          </table:table-cell>
          <table:table-cell office:value="4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Çorba</text:p>
          </table:table-cell>
          <table:table-cell office:value-type="string">
            <text:p>суп</text:p>
          </table:table-cell>
          <table:table-cell office:value="2" office:value-type="float"/>
          <table:table-cell office:value="8" office:value-type="float"/>
          <table:table-cell office:value="16" office:value-type="float"/>
        </table:table-row>
        <table:table-row>
          <table:table-cell office:value-type="string">
            <text:p>Tatil</text:p>
          </table:table-cell>
          <table:table-cell office:value-type="string">
            <text:p>отдых</text:p>
          </table:table-cell>
          <table:table-cell office:value="1" office:value-type="float"/>
          <table:table-cell office:value="4" office:value-type="float"/>
          <table:table-cell office:value="2" office:value-type="float"/>
        </table:table-row>
        <table:table-row>
          <table:table-cell office:value-type="string">
            <text:p>Anne</text:p>
          </table:table-cell>
          <table:table-cell office:value-type="string">
            <text:p>мать</text:p>
          </table:table-cell>
          <table:table-cell office:value="2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yorgun</text:p>
          </table:table-cell>
          <table:table-cell office:value-type="string">
            <text:p>устал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Dondurma</text:p>
          </table:table-cell>
          <table:table-cell office:value-type="string">
            <text:p>мороженное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utlu</text:p>
          </table:table-cell>
          <table:table-cell office:value-type="string">
            <text:p>счастливый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ütlü</text:p>
          </table:table-cell>
          <table:table-cell office:value-type="string">
            <text:p>молочный</text:p>
          </table:table-cell>
          <table:table-cell office:value="2" office:value-type="float"/>
          <table:table-cell office:value="4" office:value-type="float"/>
          <table:table-cell office:value="16" office:value-type="float"/>
        </table:table-row>
        <table:table-row>
          <table:table-cell office:value-type="string">
            <text:p>sözlük</text:p>
          </table:table-cell>
          <table:table-cell office:value-type="string">
            <text:p>слова</text:p>
          </table:table-cell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ınıf</text:p>
          </table:table-cell>
          <table:table-cell office:value-type="string">
            <text:p>класс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hayır</text:p>
          </table:table-cell>
          <table:table-cell office:value-type="string">
            <text:p>нет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Şimdi</text:p>
          </table:table-cell>
          <table:table-cell office:value-type="string">
            <text:p>теперь</text:p>
          </table:table-cell>
          <table:table-cell office:value="1" office:value-type="float"/>
          <table:table-cell office:value="1" office:value-type="float"/>
          <table:table-cell office:value="8" office:value-type="float"/>
        </table:table-row>
        <table:table-row>
          <table:table-cell office:value-type="string">
            <text:p>yağmurlu</text:p>
          </table:table-cell>
          <table:table-cell office:value-type="string">
            <text:p>дождливый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Neden</text:p>
          </table:table-cell>
          <table:table-cell office:value-type="string">
            <text:p>причина</text:p>
          </table:table-cell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hiç</text:p>
          </table:table-cell>
          <table:table-cell office:value-type="string">
            <text:p>когда 2</text:p>
          </table:table-cell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Durak</text:p>
          </table:table-cell>
          <table:table-cell office:value-type="string">
            <text:p>остановка</text:p>
          </table:table-cell>
          <table:table-cell office:value="1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Müdür</text:p>
          </table:table-cell>
          <table:table-cell office:value-type="string">
            <text:p>директор</text:p>
          </table:table-cell>
          <table:table-cell office:value="1" office:value-type="float"/>
          <table:table-cell office:value="1" office:value-type="float"/>
          <table:table-cell office:value="4" office:value-type="float"/>
        </table:table-row>
        <table:table-row>
          <table:table-cell office:value-type="string">
            <text:p>Konser</text:p>
          </table:table-cell>
          <table:table-cell office:value-type="string">
            <text:p>концерт</text:p>
          </table:table-cell>
          <table:table-cell office:value="1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kahvaltı</text:p>
          </table:table-cell>
          <table:table-cell office:value-type="string">
            <text:p>завтра</text:p>
          </table:table-cell>
          <table:table-cell office:value="1" office:value-type="float"/>
          <table:table-cell office:value="2" office:value-type="float"/>
          <table:table-cell office:value="4" office:value-type="float"/>
        </table:table-row>
        <table:table-row>
          <table:table-cell office:value-type="string">
            <text:p>burada</text:p>
          </table:table-cell>
          <table:table-cell office:value-type="string">
            <text:p>Здесь</text:p>
          </table:table-cell>
          <table:table-cell office:value="2" office:value-type="float"/>
          <table:table-cell office:value="1" office:value-type="float"/>
          <table:table-cell office:value="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8T17:14:31.266348</meta:creation-date>
    <dc:date>2024-06-08T17:14:31.275582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